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vg_sum" table:style-name="ta1">
        <table:shapes>
          <draw:frame draw:z-index="0" draw:style-name="gr1" draw:text-style-name="P1" svg:width="453.51pt" svg:height="255.09pt" svg:x="290.15pt" svg:y="2.83pt">
            <loext:p draw:notify-on-update-of-ranges="avg_sum.C1:avg_sum.C100 avg_sum.D1:avg_sum.D100 avg_sum.C1:avg_sum.C100 avg_sum.E1:avg_sum.E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68" calcext:value-type="float">
            <text:p>4068</text:p>
          </table:table-cell>
          <table:table-cell office:value-type="float" office:value="3.000009896" calcext:value-type="float">
            <text:p>3.000009896</text:p>
          </table:table-cell>
          <table:table-cell office:value-type="float" office:value="9.3511441782642" calcext:value-type="float">
            <text:p>9.35114417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32" calcext:value-type="float">
            <text:p>4532</text:p>
          </table:table-cell>
          <table:table-cell office:value-type="float" office:value="6.000009896" calcext:value-type="float">
            <text:p>6.000009896</text:p>
          </table:table-cell>
          <table:table-cell office:value-type="float" office:value="9.067757423049" calcext:value-type="float">
            <text:p>9.0677574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96" calcext:value-type="float">
            <text:p>4996</text:p>
          </table:table-cell>
          <table:table-cell office:value-type="float" office:value="9.000009896" calcext:value-type="float">
            <text:p>9.000009896</text:p>
          </table:table-cell>
          <table:table-cell office:value-type="float" office:value="10.108211685408" calcext:value-type="float">
            <text:p>10.10821168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60" calcext:value-type="float">
            <text:p>5460</text:p>
          </table:table-cell>
          <table:table-cell office:value-type="float" office:value="12.000009896" calcext:value-type="float">
            <text:p>12.000009896</text:p>
          </table:table-cell>
          <table:table-cell office:value-type="float" office:value="10.704008552227" calcext:value-type="float">
            <text:p>10.70400855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924" calcext:value-type="float">
            <text:p>5924</text:p>
          </table:table-cell>
          <table:table-cell office:value-type="float" office:value="15.000009896" calcext:value-type="float">
            <text:p>15.000009896</text:p>
          </table:table-cell>
          <table:table-cell office:value-type="float" office:value="10.475714594426" calcext:value-type="float">
            <text:p>10.47571459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388" calcext:value-type="float">
            <text:p>6388</text:p>
          </table:table-cell>
          <table:table-cell office:value-type="float" office:value="18.000009896" calcext:value-type="float">
            <text:p>18.000009896</text:p>
          </table:table-cell>
          <table:table-cell office:value-type="float" office:value="10.306363485133" calcext:value-type="float">
            <text:p>10.30636348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852" calcext:value-type="float">
            <text:p>6852</text:p>
          </table:table-cell>
          <table:table-cell office:value-type="float" office:value="21.000009896" calcext:value-type="float">
            <text:p>21.000009896</text:p>
          </table:table-cell>
          <table:table-cell office:value-type="float" office:value="10.6156567488" calcext:value-type="float">
            <text:p>10.61565674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316" calcext:value-type="float">
            <text:p>7316</text:p>
          </table:table-cell>
          <table:table-cell office:value-type="float" office:value="24.000009896" calcext:value-type="float">
            <text:p>24.000009896</text:p>
          </table:table-cell>
          <table:table-cell office:value-type="float" office:value="9.7862140208207" calcext:value-type="float">
            <text:p>9.78621402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780" calcext:value-type="float">
            <text:p>7780</text:p>
          </table:table-cell>
          <table:table-cell office:value-type="float" office:value="27.000009896" calcext:value-type="float">
            <text:p>27.000009896</text:p>
          </table:table-cell>
          <table:table-cell office:value-type="float" office:value="9.3859843581937" calcext:value-type="float">
            <text:p>9.38598435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244" calcext:value-type="float">
            <text:p>8244</text:p>
          </table:table-cell>
          <table:table-cell office:value-type="float" office:value="30.000009896" calcext:value-type="float">
            <text:p>30.000009896</text:p>
          </table:table-cell>
          <table:table-cell office:value-type="float" office:value="9.7737002786292" calcext:value-type="float">
            <text:p>9.77370027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708" calcext:value-type="float">
            <text:p>8708</text:p>
          </table:table-cell>
          <table:table-cell office:value-type="float" office:value="33.000009896" calcext:value-type="float">
            <text:p>33.000009896</text:p>
          </table:table-cell>
          <table:table-cell office:value-type="float" office:value="10.869523012542" calcext:value-type="float">
            <text:p>10.8695230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172" calcext:value-type="float">
            <text:p>9172</text:p>
          </table:table-cell>
          <table:table-cell office:value-type="float" office:value="36.000009896" calcext:value-type="float">
            <text:p>36.000009896</text:p>
          </table:table-cell>
          <table:table-cell office:value-type="float" office:value="9.9249147431678" calcext:value-type="float">
            <text:p>9.92491474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636" calcext:value-type="float">
            <text:p>9636</text:p>
          </table:table-cell>
          <table:table-cell office:value-type="float" office:value="39.000009896" calcext:value-type="float">
            <text:p>39.000009896</text:p>
          </table:table-cell>
          <table:table-cell office:value-type="float" office:value="10.38356274922" calcext:value-type="float">
            <text:p>10.38356274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100" calcext:value-type="float">
            <text:p>10100</text:p>
          </table:table-cell>
          <table:table-cell office:value-type="float" office:value="42.000009896" calcext:value-type="float">
            <text:p>42.000009896</text:p>
          </table:table-cell>
          <table:table-cell office:value-type="float" office:value="10.277868986916" calcext:value-type="float">
            <text:p>10.27786898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564" calcext:value-type="float">
            <text:p>10564</text:p>
          </table:table-cell>
          <table:table-cell office:value-type="float" office:value="45.000009896" calcext:value-type="float">
            <text:p>45.000009896</text:p>
          </table:table-cell>
          <table:table-cell office:value-type="float" office:value="9.1795717847378" calcext:value-type="float">
            <text:p>9.17957178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028" calcext:value-type="float">
            <text:p>11028</text:p>
          </table:table-cell>
          <table:table-cell office:value-type="float" office:value="48.000009896" calcext:value-type="float">
            <text:p>48.000009896</text:p>
          </table:table-cell>
          <table:table-cell office:value-type="float" office:value="10.228529735332" calcext:value-type="float">
            <text:p>10.228529735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492" calcext:value-type="float">
            <text:p>11492</text:p>
          </table:table-cell>
          <table:table-cell office:value-type="float" office:value="51.000009896" calcext:value-type="float">
            <text:p>51.000009896</text:p>
          </table:table-cell>
          <table:table-cell office:value-type="float" office:value="9.6604888766243" calcext:value-type="float">
            <text:p>9.66048887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956" calcext:value-type="float">
            <text:p>11956</text:p>
          </table:table-cell>
          <table:table-cell office:value-type="float" office:value="54.000009896" calcext:value-type="float">
            <text:p>54.000009896</text:p>
          </table:table-cell>
          <table:table-cell office:value-type="float" office:value="10.625104447431" calcext:value-type="float">
            <text:p>10.62510444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420" calcext:value-type="float">
            <text:p>12420</text:p>
          </table:table-cell>
          <table:table-cell office:value-type="float" office:value="57.000009896" calcext:value-type="float">
            <text:p>57.000009896</text:p>
          </table:table-cell>
          <table:table-cell office:value-type="float" office:value="8.359325898396" calcext:value-type="float">
            <text:p>8.359325898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2898" calcext:value-type="float">
            <text:p>12898</text:p>
          </table:table-cell>
          <table:table-cell office:value-type="float" office:value="60.000009896" calcext:value-type="float">
            <text:p>60.000009896</text:p>
          </table:table-cell>
          <table:table-cell office:value-type="float" office:value="20.169746756993" calcext:value-type="float">
            <text:p>20.1697467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3568" calcext:value-type="float">
            <text:p>13568</text:p>
          </table:table-cell>
          <table:table-cell office:value-type="float" office:value="63.000009896" calcext:value-type="float">
            <text:p>63.000009896</text:p>
          </table:table-cell>
          <table:table-cell office:value-type="float" office:value="8.1317460557899" calcext:value-type="float">
            <text:p>8.13174605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032" calcext:value-type="float">
            <text:p>14032</text:p>
          </table:table-cell>
          <table:table-cell office:value-type="float" office:value="66.000009896" calcext:value-type="float">
            <text:p>66.000009896</text:p>
          </table:table-cell>
          <table:table-cell office:value-type="float" office:value="7.5121740061069" calcext:value-type="float">
            <text:p>7.51217400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96" calcext:value-type="float">
            <text:p>14496</text:p>
          </table:table-cell>
          <table:table-cell office:value-type="float" office:value="69.000009896" calcext:value-type="float">
            <text:p>69.000009896</text:p>
          </table:table-cell>
          <table:table-cell office:value-type="float" office:value="7.0780691431008" calcext:value-type="float">
            <text:p>7.07806914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960" calcext:value-type="float">
            <text:p>14960</text:p>
          </table:table-cell>
          <table:table-cell office:value-type="float" office:value="72.000009896" calcext:value-type="float">
            <text:p>72.000009896</text:p>
          </table:table-cell>
          <table:table-cell office:value-type="float" office:value="7.4856008118118" calcext:value-type="float">
            <text:p>7.4856008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424" calcext:value-type="float">
            <text:p>15424</text:p>
          </table:table-cell>
          <table:table-cell office:value-type="float" office:value="75.000009896" calcext:value-type="float">
            <text:p>75.000009896</text:p>
          </table:table-cell>
          <table:table-cell office:value-type="float" office:value="7.4160254240632" calcext:value-type="float">
            <text:p>7.41602542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5888" calcext:value-type="float">
            <text:p>15888</text:p>
          </table:table-cell>
          <table:table-cell office:value-type="float" office:value="78.000009896" calcext:value-type="float">
            <text:p>78.000009896</text:p>
          </table:table-cell>
          <table:table-cell office:value-type="float" office:value="7.018512383735" calcext:value-type="float">
            <text:p>7.01851238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352" calcext:value-type="float">
            <text:p>16352</text:p>
          </table:table-cell>
          <table:table-cell office:value-type="float" office:value="81.000009896" calcext:value-type="float">
            <text:p>81.000009896</text:p>
          </table:table-cell>
          <table:table-cell office:value-type="float" office:value="6.6710830711921" calcext:value-type="float">
            <text:p>6.67108307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816" calcext:value-type="float">
            <text:p>16816</text:p>
          </table:table-cell>
          <table:table-cell office:value-type="float" office:value="84.000009896" calcext:value-type="float">
            <text:p>84.000009896</text:p>
          </table:table-cell>
          <table:table-cell office:value-type="float" office:value="7.5032454396456" calcext:value-type="float">
            <text:p>7.503245439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7280" calcext:value-type="float">
            <text:p>17280</text:p>
          </table:table-cell>
          <table:table-cell office:value-type="float" office:value="87.000009896" calcext:value-type="float">
            <text:p>87.000009896</text:p>
          </table:table-cell>
          <table:table-cell office:value-type="float" office:value="7.3056339967082" calcext:value-type="float">
            <text:p>7.30563399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8762" calcext:value-type="float">
            <text:p>18762</text:p>
          </table:table-cell>
          <table:table-cell office:value-type="float" office:value="90.000009896" calcext:value-type="float">
            <text:p>90.000009896</text:p>
          </table:table-cell>
          <table:table-cell office:value-type="float" office:value="7.4025752675333" calcext:value-type="float">
            <text:p>7.40257526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228" calcext:value-type="float">
            <text:p>19228</text:p>
          </table:table-cell>
          <table:table-cell office:value-type="float" office:value="93.000009896" calcext:value-type="float">
            <text:p>93.000009896</text:p>
          </table:table-cell>
          <table:table-cell office:value-type="float" office:value="8.0587986198791" calcext:value-type="float">
            <text:p>8.05879861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692" calcext:value-type="float">
            <text:p>19692</text:p>
          </table:table-cell>
          <table:table-cell office:value-type="float" office:value="96.000009896" calcext:value-type="float">
            <text:p>96.000009896</text:p>
          </table:table-cell>
          <table:table-cell office:value-type="float" office:value="7.6495909403435" calcext:value-type="float">
            <text:p>7.64959094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56" calcext:value-type="float">
            <text:p>20156</text:p>
          </table:table-cell>
          <table:table-cell office:value-type="float" office:value="99.000009896" calcext:value-type="float">
            <text:p>99.000009896</text:p>
          </table:table-cell>
          <table:table-cell office:value-type="float" office:value="7.4570008523206" calcext:value-type="float">
            <text:p>7.45700085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620" calcext:value-type="float">
            <text:p>20620</text:p>
          </table:table-cell>
          <table:table-cell office:value-type="float" office:value="102.000009896" calcext:value-type="float">
            <text:p>102.000009896</text:p>
          </table:table-cell>
          <table:table-cell office:value-type="float" office:value="7.213978449998" calcext:value-type="float">
            <text:p>7.213978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084" calcext:value-type="float">
            <text:p>21084</text:p>
          </table:table-cell>
          <table:table-cell office:value-type="float" office:value="105.000009896" calcext:value-type="float">
            <text:p>105.000009896</text:p>
          </table:table-cell>
          <table:table-cell office:value-type="float" office:value="7.1314890186821" calcext:value-type="float">
            <text:p>7.13148901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1548" calcext:value-type="float">
            <text:p>21548</text:p>
          </table:table-cell>
          <table:table-cell office:value-type="float" office:value="108.000009896" calcext:value-type="float">
            <text:p>108.000009896</text:p>
          </table:table-cell>
          <table:table-cell office:value-type="float" office:value="7.6205578440086" calcext:value-type="float">
            <text:p>7.62055784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012" calcext:value-type="float">
            <text:p>22012</text:p>
          </table:table-cell>
          <table:table-cell office:value-type="float" office:value="111.000009896" calcext:value-type="float">
            <text:p>111.000009896</text:p>
          </table:table-cell>
          <table:table-cell office:value-type="float" office:value="7.6288658539695" calcext:value-type="float">
            <text:p>7.62886585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476" calcext:value-type="float">
            <text:p>22476</text:p>
          </table:table-cell>
          <table:table-cell office:value-type="float" office:value="114.000009896" calcext:value-type="float">
            <text:p>114.000009896</text:p>
          </table:table-cell>
          <table:table-cell office:value-type="float" office:value="7.5571961172709" calcext:value-type="float">
            <text:p>7.55719611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2940" calcext:value-type="float">
            <text:p>22940</text:p>
          </table:table-cell>
          <table:table-cell office:value-type="float" office:value="117.000009896" calcext:value-type="float">
            <text:p>117.000009896</text:p>
          </table:table-cell>
          <table:table-cell office:value-type="float" office:value="7.4118662125109" calcext:value-type="float">
            <text:p>7.4118662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3404" calcext:value-type="float">
            <text:p>23404</text:p>
          </table:table-cell>
          <table:table-cell office:value-type="float" office:value="120.000009896" calcext:value-type="float">
            <text:p>120.000009896</text:p>
          </table:table-cell>
          <table:table-cell office:value-type="float" office:value="7.3758067973854" calcext:value-type="float">
            <text:p>7.37580679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5857" calcext:value-type="float">
            <text:p>25857</text:p>
          </table:table-cell>
          <table:table-cell office:value-type="float" office:value="123.000028016" calcext:value-type="float">
            <text:p>123.000028016</text:p>
          </table:table-cell>
          <table:table-cell office:value-type="float" office:value="7.683439812986" calcext:value-type="float">
            <text:p>7.6834398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082" calcext:value-type="float">
            <text:p>27082</text:p>
          </table:table-cell>
          <table:table-cell office:value-type="float" office:value="126.000009896" calcext:value-type="float">
            <text:p>126.000009896</text:p>
          </table:table-cell>
          <table:table-cell office:value-type="float" office:value="7.3175046995481" calcext:value-type="float">
            <text:p>7.31750469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7546" calcext:value-type="float">
            <text:p>27546</text:p>
          </table:table-cell>
          <table:table-cell office:value-type="float" office:value="129.000009896" calcext:value-type="float">
            <text:p>129.000009896</text:p>
          </table:table-cell>
          <table:table-cell office:value-type="float" office:value="8.1451426373719" calcext:value-type="float">
            <text:p>8.145142637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010" calcext:value-type="float">
            <text:p>28010</text:p>
          </table:table-cell>
          <table:table-cell office:value-type="float" office:value="132.000009896" calcext:value-type="float">
            <text:p>132.000009896</text:p>
          </table:table-cell>
          <table:table-cell office:value-type="float" office:value="7.3214259363457" calcext:value-type="float">
            <text:p>7.32142593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474" calcext:value-type="float">
            <text:p>28474</text:p>
          </table:table-cell>
          <table:table-cell office:value-type="float" office:value="135.000009896" calcext:value-type="float">
            <text:p>135.000009896</text:p>
          </table:table-cell>
          <table:table-cell office:value-type="float" office:value="7.5068811814311" calcext:value-type="float">
            <text:p>7.50688118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8938" calcext:value-type="float">
            <text:p>28938</text:p>
          </table:table-cell>
          <table:table-cell office:value-type="float" office:value="138.000009896" calcext:value-type="float">
            <text:p>138.000009896</text:p>
          </table:table-cell>
          <table:table-cell office:value-type="float" office:value="7.8635954437472" calcext:value-type="float">
            <text:p>7.86359544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402" calcext:value-type="float">
            <text:p>29402</text:p>
          </table:table-cell>
          <table:table-cell office:value-type="float" office:value="141.000009896" calcext:value-type="float">
            <text:p>141.000009896</text:p>
          </table:table-cell>
          <table:table-cell office:value-type="float" office:value="7.6479247215173" calcext:value-type="float">
            <text:p>7.6479247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9866" calcext:value-type="float">
            <text:p>29866</text:p>
          </table:table-cell>
          <table:table-cell office:value-type="float" office:value="144.000009896" calcext:value-type="float">
            <text:p>144.000009896</text:p>
          </table:table-cell>
          <table:table-cell office:value-type="float" office:value="7.5950236306225" calcext:value-type="float">
            <text:p>7.59502363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330" calcext:value-type="float">
            <text:p>30330</text:p>
          </table:table-cell>
          <table:table-cell office:value-type="float" office:value="147.000009896" calcext:value-type="float">
            <text:p>147.000009896</text:p>
          </table:table-cell>
          <table:table-cell office:value-type="float" office:value="8.2583310159306" calcext:value-type="float">
            <text:p>8.258331015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794" calcext:value-type="float">
            <text:p>30794</text:p>
          </table:table-cell>
          <table:table-cell office:value-type="float" office:value="150.000009896" calcext:value-type="float">
            <text:p>150.000009896</text:p>
          </table:table-cell>
          <table:table-cell office:value-type="float" office:value="8.0309421052046" calcext:value-type="float">
            <text:p>8.03094210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258" calcext:value-type="float">
            <text:p>31258</text:p>
          </table:table-cell>
          <table:table-cell office:value-type="float" office:value="153.000009896" calcext:value-type="float">
            <text:p>153.000009896</text:p>
          </table:table-cell>
          <table:table-cell office:value-type="float" office:value="7.7494959656968" calcext:value-type="float">
            <text:p>7.74949596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1722" calcext:value-type="float">
            <text:p>31722</text:p>
          </table:table-cell>
          <table:table-cell office:value-type="float" office:value="156.000009896" calcext:value-type="float">
            <text:p>156.000009896</text:p>
          </table:table-cell>
          <table:table-cell office:value-type="float" office:value="7.4617413193226" calcext:value-type="float">
            <text:p>7.46174131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186" calcext:value-type="float">
            <text:p>32186</text:p>
          </table:table-cell>
          <table:table-cell office:value-type="float" office:value="159.000009896" calcext:value-type="float">
            <text:p>159.000009896</text:p>
          </table:table-cell>
          <table:table-cell office:value-type="float" office:value="7.8149791149162" calcext:value-type="float">
            <text:p>7.81497911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2650" calcext:value-type="float">
            <text:p>32650</text:p>
          </table:table-cell>
          <table:table-cell office:value-type="float" office:value="162.000009896" calcext:value-type="float">
            <text:p>162.000009896</text:p>
          </table:table-cell>
          <table:table-cell office:value-type="float" office:value="7.6020969669741" calcext:value-type="float">
            <text:p>7.6020969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114" calcext:value-type="float">
            <text:p>33114</text:p>
          </table:table-cell>
          <table:table-cell office:value-type="float" office:value="165.000009896" calcext:value-type="float">
            <text:p>165.000009896</text:p>
          </table:table-cell>
          <table:table-cell office:value-type="float" office:value="7.593092318974" calcext:value-type="float">
            <text:p>7.5930923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3578" calcext:value-type="float">
            <text:p>33578</text:p>
          </table:table-cell>
          <table:table-cell office:value-type="float" office:value="168.000009896" calcext:value-type="float">
            <text:p>168.000009896</text:p>
          </table:table-cell>
          <table:table-cell office:value-type="float" office:value="7.3919097562404" calcext:value-type="float">
            <text:p>7.39190975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042" calcext:value-type="float">
            <text:p>34042</text:p>
          </table:table-cell>
          <table:table-cell office:value-type="float" office:value="171.000009896" calcext:value-type="float">
            <text:p>171.000009896</text:p>
          </table:table-cell>
          <table:table-cell office:value-type="float" office:value="7.3048691438914" calcext:value-type="float">
            <text:p>7.30486914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506" calcext:value-type="float">
            <text:p>34506</text:p>
          </table:table-cell>
          <table:table-cell office:value-type="float" office:value="174.000009896" calcext:value-type="float">
            <text:p>174.000009896</text:p>
          </table:table-cell>
          <table:table-cell office:value-type="float" office:value="7.7623685640702" calcext:value-type="float">
            <text:p>7.76236856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970" calcext:value-type="float">
            <text:p>34970</text:p>
          </table:table-cell>
          <table:table-cell office:value-type="float" office:value="177.000009896" calcext:value-type="float">
            <text:p>177.000009896</text:p>
          </table:table-cell>
          <table:table-cell office:value-type="float" office:value="7.3370502858075" calcext:value-type="float">
            <text:p>7.33705028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486" calcext:value-type="float">
            <text:p>36486</text:p>
          </table:table-cell>
          <table:table-cell office:value-type="float" office:value="180.000009896" calcext:value-type="float">
            <text:p>180.000009896</text:p>
          </table:table-cell>
          <table:table-cell office:value-type="float" office:value="7.5937326155337" calcext:value-type="float">
            <text:p>7.59373261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980" calcext:value-type="float">
            <text:p>36980</text:p>
          </table:table-cell>
          <table:table-cell office:value-type="float" office:value="183.000009896" calcext:value-type="float">
            <text:p>183.000009896</text:p>
          </table:table-cell>
          <table:table-cell office:value-type="float" office:value="7.2327647917847" calcext:value-type="float">
            <text:p>7.2327647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444" calcext:value-type="float">
            <text:p>37444</text:p>
          </table:table-cell>
          <table:table-cell office:value-type="float" office:value="186.000009896" calcext:value-type="float">
            <text:p>186.000009896</text:p>
          </table:table-cell>
          <table:table-cell office:value-type="float" office:value="7.7106112631679" calcext:value-type="float">
            <text:p>7.71061126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7908" calcext:value-type="float">
            <text:p>37908</text:p>
          </table:table-cell>
          <table:table-cell office:value-type="float" office:value="189.000009896" calcext:value-type="float">
            <text:p>189.000009896</text:p>
          </table:table-cell>
          <table:table-cell office:value-type="float" office:value="7.628484788707" calcext:value-type="float">
            <text:p>7.62848478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372" calcext:value-type="float">
            <text:p>38372</text:p>
          </table:table-cell>
          <table:table-cell office:value-type="float" office:value="192.000009896" calcext:value-type="float">
            <text:p>192.000009896</text:p>
          </table:table-cell>
          <table:table-cell office:value-type="float" office:value="7.7584765473446" calcext:value-type="float">
            <text:p>7.75847654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8836" calcext:value-type="float">
            <text:p>38836</text:p>
          </table:table-cell>
          <table:table-cell office:value-type="float" office:value="195.000009896" calcext:value-type="float">
            <text:p>195.000009896</text:p>
          </table:table-cell>
          <table:table-cell office:value-type="float" office:value="7.2358874688634" calcext:value-type="float">
            <text:p>7.23588746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300" calcext:value-type="float">
            <text:p>39300</text:p>
          </table:table-cell>
          <table:table-cell office:value-type="float" office:value="198.000009896" calcext:value-type="float">
            <text:p>198.000009896</text:p>
          </table:table-cell>
          <table:table-cell office:value-type="float" office:value="7.0162019555927" calcext:value-type="float">
            <text:p>7.01620195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9764" calcext:value-type="float">
            <text:p>39764</text:p>
          </table:table-cell>
          <table:table-cell office:value-type="float" office:value="201.000009896" calcext:value-type="float">
            <text:p>201.000009896</text:p>
          </table:table-cell>
          <table:table-cell office:value-type="float" office:value="7.4649130687454" calcext:value-type="float">
            <text:p>7.46491306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228" calcext:value-type="float">
            <text:p>40228</text:p>
          </table:table-cell>
          <table:table-cell office:value-type="float" office:value="204.000009896" calcext:value-type="float">
            <text:p>204.000009896</text:p>
          </table:table-cell>
          <table:table-cell office:value-type="float" office:value="7.7637634497089" calcext:value-type="float">
            <text:p>7.76376344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0692" calcext:value-type="float">
            <text:p>40692</text:p>
          </table:table-cell>
          <table:table-cell office:value-type="float" office:value="207.000009896" calcext:value-type="float">
            <text:p>207.000009896</text:p>
          </table:table-cell>
          <table:table-cell office:value-type="float" office:value="7.4346207242893" calcext:value-type="float">
            <text:p>7.43462072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156" calcext:value-type="float">
            <text:p>41156</text:p>
          </table:table-cell>
          <table:table-cell office:value-type="float" office:value="210.000009896" calcext:value-type="float">
            <text:p>210.000009896</text:p>
          </table:table-cell>
          <table:table-cell office:value-type="float" office:value="7.9382742155652" calcext:value-type="float">
            <text:p>7.9382742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620" calcext:value-type="float">
            <text:p>41620</text:p>
          </table:table-cell>
          <table:table-cell office:value-type="float" office:value="213.000009896" calcext:value-type="float">
            <text:p>213.000009896</text:p>
          </table:table-cell>
          <table:table-cell office:value-type="float" office:value="7.8073927667705" calcext:value-type="float">
            <text:p>7.80739276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084" calcext:value-type="float">
            <text:p>42084</text:p>
          </table:table-cell>
          <table:table-cell office:value-type="float" office:value="216.000009896" calcext:value-type="float">
            <text:p>216.000009896</text:p>
          </table:table-cell>
          <table:table-cell office:value-type="float" office:value="8.4402701087947" calcext:value-type="float">
            <text:p>8.440270108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548" calcext:value-type="float">
            <text:p>42548</text:p>
          </table:table-cell>
          <table:table-cell office:value-type="float" office:value="219.000009896" calcext:value-type="float">
            <text:p>219.000009896</text:p>
          </table:table-cell>
          <table:table-cell office:value-type="float" office:value="7.8471399038827" calcext:value-type="float">
            <text:p>7.84713990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012" calcext:value-type="float">
            <text:p>43012</text:p>
          </table:table-cell>
          <table:table-cell office:value-type="float" office:value="222.000009896" calcext:value-type="float">
            <text:p>222.000009896</text:p>
          </table:table-cell>
          <table:table-cell office:value-type="float" office:value="7.2673264080218" calcext:value-type="float">
            <text:p>7.267326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476" calcext:value-type="float">
            <text:p>43476</text:p>
          </table:table-cell>
          <table:table-cell office:value-type="float" office:value="225.000009896" calcext:value-type="float">
            <text:p>225.000009896</text:p>
          </table:table-cell>
          <table:table-cell office:value-type="float" office:value="7.6571039547931" calcext:value-type="float">
            <text:p>7.657103954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3940" calcext:value-type="float">
            <text:p>43940</text:p>
          </table:table-cell>
          <table:table-cell office:value-type="float" office:value="228.000009896" calcext:value-type="float">
            <text:p>228.000009896</text:p>
          </table:table-cell>
          <table:table-cell office:value-type="float" office:value="7.4076374918218" calcext:value-type="float">
            <text:p>7.40763749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404" calcext:value-type="float">
            <text:p>44404</text:p>
          </table:table-cell>
          <table:table-cell office:value-type="float" office:value="231.000009896" calcext:value-type="float">
            <text:p>231.000009896</text:p>
          </table:table-cell>
          <table:table-cell office:value-type="float" office:value="7.4419812265867" calcext:value-type="float">
            <text:p>7.44198122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4868" calcext:value-type="float">
            <text:p>44868</text:p>
          </table:table-cell>
          <table:table-cell office:value-type="float" office:value="234.000009896" calcext:value-type="float">
            <text:p>234.000009896</text:p>
          </table:table-cell>
          <table:table-cell office:value-type="float" office:value="7.3919001138979" calcext:value-type="float">
            <text:p>7.391900113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332" calcext:value-type="float">
            <text:p>45332</text:p>
          </table:table-cell>
          <table:table-cell office:value-type="float" office:value="237.000009896" calcext:value-type="float">
            <text:p>237.000009896</text:p>
          </table:table-cell>
          <table:table-cell office:value-type="float" office:value="7.7934343495406" calcext:value-type="float">
            <text:p>7.79343434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5796" calcext:value-type="float">
            <text:p>45796</text:p>
          </table:table-cell>
          <table:table-cell office:value-type="float" office:value="240.000009896" calcext:value-type="float">
            <text:p>240.000009896</text:p>
          </table:table-cell>
          <table:table-cell office:value-type="float" office:value="7.629328830742" calcext:value-type="float">
            <text:p>7.62932883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6260" calcext:value-type="float">
            <text:p>46260</text:p>
          </table:table-cell>
          <table:table-cell office:value-type="float" office:value="243.000009896" calcext:value-type="float">
            <text:p>243.000009896</text:p>
          </table:table-cell>
          <table:table-cell office:value-type="float" office:value="7.4871575581146" calcext:value-type="float">
            <text:p>7.48715755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515" calcext:value-type="float">
            <text:p>48515</text:p>
          </table:table-cell>
          <table:table-cell office:value-type="float" office:value="246.000028016" calcext:value-type="float">
            <text:p>246.000028016</text:p>
          </table:table-cell>
          <table:table-cell office:value-type="float" office:value="6.9583057607212" calcext:value-type="float">
            <text:p>6.95830576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740" calcext:value-type="float">
            <text:p>49740</text:p>
          </table:table-cell>
          <table:table-cell office:value-type="float" office:value="249.000009896" calcext:value-type="float">
            <text:p>249.000009896</text:p>
          </table:table-cell>
          <table:table-cell office:value-type="float" office:value="7.1953160901681" calcext:value-type="float">
            <text:p>7.195316090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204" calcext:value-type="float">
            <text:p>50204</text:p>
          </table:table-cell>
          <table:table-cell office:value-type="float" office:value="252.000009896" calcext:value-type="float">
            <text:p>252.000009896</text:p>
          </table:table-cell>
          <table:table-cell office:value-type="float" office:value="7.8226867450877" calcext:value-type="float">
            <text:p>7.82268674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0668" calcext:value-type="float">
            <text:p>50668</text:p>
          </table:table-cell>
          <table:table-cell office:value-type="float" office:value="255.000009896" calcext:value-type="float">
            <text:p>255.000009896</text:p>
          </table:table-cell>
          <table:table-cell office:value-type="float" office:value="7.6475006494381" calcext:value-type="float">
            <text:p>7.64750064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132" calcext:value-type="float">
            <text:p>51132</text:p>
          </table:table-cell>
          <table:table-cell office:value-type="float" office:value="258.000009896" calcext:value-type="float">
            <text:p>258.000009896</text:p>
          </table:table-cell>
          <table:table-cell office:value-type="float" office:value="6.5734612571567" calcext:value-type="float">
            <text:p>6.57346125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1596" calcext:value-type="float">
            <text:p>51596</text:p>
          </table:table-cell>
          <table:table-cell office:value-type="float" office:value="261.000009896" calcext:value-type="float">
            <text:p>261.000009896</text:p>
          </table:table-cell>
          <table:table-cell office:value-type="float" office:value="7.9325547025946" calcext:value-type="float">
            <text:p>7.93255470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060" calcext:value-type="float">
            <text:p>52060</text:p>
          </table:table-cell>
          <table:table-cell office:value-type="float" office:value="264.000009896" calcext:value-type="float">
            <text:p>264.000009896</text:p>
          </table:table-cell>
          <table:table-cell office:value-type="float" office:value="7.8895575186869" calcext:value-type="float">
            <text:p>7.88955751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2524" calcext:value-type="float">
            <text:p>52524</text:p>
          </table:table-cell>
          <table:table-cell office:value-type="float" office:value="267.000009896" calcext:value-type="float">
            <text:p>267.000009896</text:p>
          </table:table-cell>
          <table:table-cell office:value-type="float" office:value="7.0362764257275" calcext:value-type="float">
            <text:p>7.036276425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046" calcext:value-type="float">
            <text:p>54046</text:p>
          </table:table-cell>
          <table:table-cell office:value-type="float" office:value="270.000009896" calcext:value-type="float">
            <text:p>270.000009896</text:p>
          </table:table-cell>
          <table:table-cell office:value-type="float" office:value="7.7259548383016" calcext:value-type="float">
            <text:p>7.725954838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512" calcext:value-type="float">
            <text:p>54512</text:p>
          </table:table-cell>
          <table:table-cell office:value-type="float" office:value="273.000009896" calcext:value-type="float">
            <text:p>273.000009896</text:p>
          </table:table-cell>
          <table:table-cell office:value-type="float" office:value="7.8614301166397" calcext:value-type="float">
            <text:p>7.861430116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4976" calcext:value-type="float">
            <text:p>54976</text:p>
          </table:table-cell>
          <table:table-cell office:value-type="float" office:value="276.000009896" calcext:value-type="float">
            <text:p>276.000009896</text:p>
          </table:table-cell>
          <table:table-cell office:value-type="float" office:value="6.6107248063886" calcext:value-type="float">
            <text:p>6.61072480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440" calcext:value-type="float">
            <text:p>55440</text:p>
          </table:table-cell>
          <table:table-cell office:value-type="float" office:value="279.000009896" calcext:value-type="float">
            <text:p>279.000009896</text:p>
          </table:table-cell>
          <table:table-cell office:value-type="float" office:value="7.8411433323464" calcext:value-type="float">
            <text:p>7.841143332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5904" calcext:value-type="float">
            <text:p>55904</text:p>
          </table:table-cell>
          <table:table-cell office:value-type="float" office:value="282.000009896" calcext:value-type="float">
            <text:p>282.000009896</text:p>
          </table:table-cell>
          <table:table-cell office:value-type="float" office:value="7.5351128046825" calcext:value-type="float">
            <text:p>7.535112804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368" calcext:value-type="float">
            <text:p>56368</text:p>
          </table:table-cell>
          <table:table-cell office:value-type="float" office:value="285.000009896" calcext:value-type="float">
            <text:p>285.000009896</text:p>
          </table:table-cell>
          <table:table-cell office:value-type="float" office:value="7.2159370679128" calcext:value-type="float">
            <text:p>7.21593706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6832" calcext:value-type="float">
            <text:p>56832</text:p>
          </table:table-cell>
          <table:table-cell office:value-type="float" office:value="288.000009896" calcext:value-type="float">
            <text:p>288.000009896</text:p>
          </table:table-cell>
          <table:table-cell office:value-type="float" office:value="7.0572235063619" calcext:value-type="float">
            <text:p>7.05722350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296" calcext:value-type="float">
            <text:p>57296</text:p>
          </table:table-cell>
          <table:table-cell office:value-type="float" office:value="291.000009896" calcext:value-type="float">
            <text:p>291.000009896</text:p>
          </table:table-cell>
          <table:table-cell office:value-type="float" office:value="7.5624693191365" calcext:value-type="float">
            <text:p>7.56246931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7760" calcext:value-type="float">
            <text:p>57760</text:p>
          </table:table-cell>
          <table:table-cell office:value-type="float" office:value="294.000009896" calcext:value-type="float">
            <text:p>294.000009896</text:p>
          </table:table-cell>
          <table:table-cell office:value-type="float" office:value="7.7920054185927" calcext:value-type="float">
            <text:p>7.79200541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224" calcext:value-type="float">
            <text:p>58224</text:p>
          </table:table-cell>
          <table:table-cell office:value-type="float" office:value="297.000009896" calcext:value-type="float">
            <text:p>297.000009896</text:p>
          </table:table-cell>
          <table:table-cell office:value-type="float" office:value="8.1135119204512" calcext:value-type="float">
            <text:p>8.11351192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8688" calcext:value-type="float">
            <text:p>58688</text:p>
          </table:table-cell>
          <table:table-cell office:value-type="float" office:value="300.000009896" calcext:value-type="float">
            <text:p>300.000009896</text:p>
          </table:table-cell>
          <table:table-cell office:value-type="float" office:value="7.6472026623357" calcext:value-type="float">
            <text:p>7.6472026623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4:33:09.970631254</dc:date>
    <meta:editing-duration>PT57S</meta:editing-duration>
    <meta:editing-cycles>2</meta:editing-cycles>
    <meta:generator>LibreOffice/5.1.4.2$Linux_X86_64 LibreOffice_project/10m0$Build-2</meta:generator>
    <meta:document-statistic meta:table-count="1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09cm" svg:y="0.315cm" chart:style-name="ch2">
          <text:p>Avg energy generation</text:p>
        </chart:title>
        <chart:subtitle svg:x="4.8cm" svg:y="1.286cm" chart:style-name="ch3">
          <text:p>system overview-no attack (2RTUs)</text:p>
        </chart:subtitle>
        <chart:legend chart:legend-position="end" svg:x="13.114cm" svg:y="3.925cm" style:legend-expansion="high" chart:style-name="ch4"/>
        <chart:plot-area chart:style-name="ch5" table:cell-range-address="avg_sum.C1:avg_sum.E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vg_sum.D1:avg_sum.D100" loext:label-string="avg" chart:class="chart:scatter">
            <chart:domain table:cell-range-address="avg_sum.C1:avg_sum.C100"/>
            <chart:data-point chart:repeated="100"/>
          </chart:series>
          <chart:series chart:style-name="ch9" chart:values-cell-range-address="avg_sum.E1:avg_sum.E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9896">
                <text:p>3.000009896</text:p>
                <draw:g>
                  <svg:desc>avg_sum.C1:avg_sum.C100</svg:desc>
                </draw:g>
              </table:table-cell>
              <table:table-cell office:value-type="float" office:value="9.3511441782642">
                <text:p>9.3511441782642</text:p>
                <draw:g>
                  <svg:desc>avg_sum.D1:avg_sum.D100</svg:desc>
                </draw:g>
              </table:table-cell>
              <table:table-cell office:value-type="float" office:value="25">
                <text:p>25</text:p>
                <draw:g>
                  <svg:desc>avg_sum.E1:avg_sum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9896">
                <text:p>6.000009896</text:p>
              </table:table-cell>
              <table:table-cell office:value-type="float" office:value="9.067757423049">
                <text:p>9.0677574230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9896">
                <text:p>9.000009896</text:p>
              </table:table-cell>
              <table:table-cell office:value-type="float" office:value="10.108211685408">
                <text:p>10.1082116854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9896">
                <text:p>12.000009896</text:p>
              </table:table-cell>
              <table:table-cell office:value-type="float" office:value="10.704008552227">
                <text:p>10.7040085522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9896">
                <text:p>15.000009896</text:p>
              </table:table-cell>
              <table:table-cell office:value-type="float" office:value="10.475714594426">
                <text:p>10.4757145944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9896">
                <text:p>18.000009896</text:p>
              </table:table-cell>
              <table:table-cell office:value-type="float" office:value="10.306363485133">
                <text:p>10.3063634851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9896">
                <text:p>21.000009896</text:p>
              </table:table-cell>
              <table:table-cell office:value-type="float" office:value="10.6156567488">
                <text:p>10.61565674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9896">
                <text:p>24.000009896</text:p>
              </table:table-cell>
              <table:table-cell office:value-type="float" office:value="9.7862140208207">
                <text:p>9.78621402082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9896">
                <text:p>27.000009896</text:p>
              </table:table-cell>
              <table:table-cell office:value-type="float" office:value="9.3859843581937">
                <text:p>9.38598435819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9896">
                <text:p>30.000009896</text:p>
              </table:table-cell>
              <table:table-cell office:value-type="float" office:value="9.7737002786292">
                <text:p>9.77370027862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9896">
                <text:p>33.000009896</text:p>
              </table:table-cell>
              <table:table-cell office:value-type="float" office:value="10.869523012542">
                <text:p>10.8695230125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9896">
                <text:p>36.000009896</text:p>
              </table:table-cell>
              <table:table-cell office:value-type="float" office:value="9.9249147431678">
                <text:p>9.92491474316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9896">
                <text:p>39.000009896</text:p>
              </table:table-cell>
              <table:table-cell office:value-type="float" office:value="10.38356274922">
                <text:p>10.383562749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9896">
                <text:p>42.000009896</text:p>
              </table:table-cell>
              <table:table-cell office:value-type="float" office:value="10.277868986916">
                <text:p>10.2778689869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9896">
                <text:p>45.000009896</text:p>
              </table:table-cell>
              <table:table-cell office:value-type="float" office:value="9.1795717847378">
                <text:p>9.17957178473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9896">
                <text:p>48.000009896</text:p>
              </table:table-cell>
              <table:table-cell office:value-type="float" office:value="10.228529735332">
                <text:p>10.2285297353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9896">
                <text:p>51.000009896</text:p>
              </table:table-cell>
              <table:table-cell office:value-type="float" office:value="9.6604888766243">
                <text:p>9.66048887662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9896">
                <text:p>54.000009896</text:p>
              </table:table-cell>
              <table:table-cell office:value-type="float" office:value="10.625104447431">
                <text:p>10.6251044474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9896">
                <text:p>57.000009896</text:p>
              </table:table-cell>
              <table:table-cell office:value-type="float" office:value="8.359325898396">
                <text:p>8.3593258983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9896">
                <text:p>60.000009896</text:p>
              </table:table-cell>
              <table:table-cell office:value-type="float" office:value="20.169746756993">
                <text:p>20.1697467569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9896">
                <text:p>63.000009896</text:p>
              </table:table-cell>
              <table:table-cell office:value-type="float" office:value="8.1317460557899">
                <text:p>8.13174605578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9896">
                <text:p>66.000009896</text:p>
              </table:table-cell>
              <table:table-cell office:value-type="float" office:value="7.5121740061069">
                <text:p>7.51217400610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9896">
                <text:p>69.000009896</text:p>
              </table:table-cell>
              <table:table-cell office:value-type="float" office:value="7.0780691431008">
                <text:p>7.07806914310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9896">
                <text:p>72.000009896</text:p>
              </table:table-cell>
              <table:table-cell office:value-type="float" office:value="7.4856008118118">
                <text:p>7.48560081181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9896">
                <text:p>75.000009896</text:p>
              </table:table-cell>
              <table:table-cell office:value-type="float" office:value="7.4160254240632">
                <text:p>7.41602542406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9896">
                <text:p>78.000009896</text:p>
              </table:table-cell>
              <table:table-cell office:value-type="float" office:value="7.018512383735">
                <text:p>7.018512383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9896">
                <text:p>81.000009896</text:p>
              </table:table-cell>
              <table:table-cell office:value-type="float" office:value="6.6710830711921">
                <text:p>6.67108307119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9896">
                <text:p>84.000009896</text:p>
              </table:table-cell>
              <table:table-cell office:value-type="float" office:value="7.5032454396456">
                <text:p>7.50324543964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9896">
                <text:p>87.000009896</text:p>
              </table:table-cell>
              <table:table-cell office:value-type="float" office:value="7.3056339967082">
                <text:p>7.30563399670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9896">
                <text:p>90.000009896</text:p>
              </table:table-cell>
              <table:table-cell office:value-type="float" office:value="7.4025752675333">
                <text:p>7.40257526753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9896">
                <text:p>93.000009896</text:p>
              </table:table-cell>
              <table:table-cell office:value-type="float" office:value="8.0587986198791">
                <text:p>8.05879861987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9896">
                <text:p>96.000009896</text:p>
              </table:table-cell>
              <table:table-cell office:value-type="float" office:value="7.6495909403435">
                <text:p>7.64959094034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9896">
                <text:p>99.000009896</text:p>
              </table:table-cell>
              <table:table-cell office:value-type="float" office:value="7.4570008523206">
                <text:p>7.45700085232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9896">
                <text:p>102.000009896</text:p>
              </table:table-cell>
              <table:table-cell office:value-type="float" office:value="7.213978449998">
                <text:p>7.2139784499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9896">
                <text:p>105.000009896</text:p>
              </table:table-cell>
              <table:table-cell office:value-type="float" office:value="7.1314890186821">
                <text:p>7.13148901868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9896">
                <text:p>108.000009896</text:p>
              </table:table-cell>
              <table:table-cell office:value-type="float" office:value="7.6205578440086">
                <text:p>7.62055784400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9896">
                <text:p>111.000009896</text:p>
              </table:table-cell>
              <table:table-cell office:value-type="float" office:value="7.6288658539695">
                <text:p>7.62886585396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9896">
                <text:p>114.000009896</text:p>
              </table:table-cell>
              <table:table-cell office:value-type="float" office:value="7.5571961172709">
                <text:p>7.55719611727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9896">
                <text:p>117.000009896</text:p>
              </table:table-cell>
              <table:table-cell office:value-type="float" office:value="7.4118662125109">
                <text:p>7.41186621251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9896">
                <text:p>120.000009896</text:p>
              </table:table-cell>
              <table:table-cell office:value-type="float" office:value="7.3758067973854">
                <text:p>7.37580679738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28016">
                <text:p>123.000028016</text:p>
              </table:table-cell>
              <table:table-cell office:value-type="float" office:value="7.683439812986">
                <text:p>7.6834398129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9896">
                <text:p>126.000009896</text:p>
              </table:table-cell>
              <table:table-cell office:value-type="float" office:value="7.3175046995481">
                <text:p>7.31750469954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9896">
                <text:p>129.000009896</text:p>
              </table:table-cell>
              <table:table-cell office:value-type="float" office:value="8.1451426373719">
                <text:p>8.14514263737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9896">
                <text:p>132.000009896</text:p>
              </table:table-cell>
              <table:table-cell office:value-type="float" office:value="7.3214259363457">
                <text:p>7.321425936345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9896">
                <text:p>135.000009896</text:p>
              </table:table-cell>
              <table:table-cell office:value-type="float" office:value="7.5068811814311">
                <text:p>7.50688118143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9896">
                <text:p>138.000009896</text:p>
              </table:table-cell>
              <table:table-cell office:value-type="float" office:value="7.8635954437472">
                <text:p>7.86359544374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9896">
                <text:p>141.000009896</text:p>
              </table:table-cell>
              <table:table-cell office:value-type="float" office:value="7.6479247215173">
                <text:p>7.64792472151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9896">
                <text:p>144.000009896</text:p>
              </table:table-cell>
              <table:table-cell office:value-type="float" office:value="7.5950236306225">
                <text:p>7.59502363062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9896">
                <text:p>147.000009896</text:p>
              </table:table-cell>
              <table:table-cell office:value-type="float" office:value="8.2583310159306">
                <text:p>8.25833101593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9896">
                <text:p>150.000009896</text:p>
              </table:table-cell>
              <table:table-cell office:value-type="float" office:value="8.0309421052046">
                <text:p>8.03094210520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9896">
                <text:p>153.000009896</text:p>
              </table:table-cell>
              <table:table-cell office:value-type="float" office:value="7.7494959656968">
                <text:p>7.749495965696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9896">
                <text:p>156.000009896</text:p>
              </table:table-cell>
              <table:table-cell office:value-type="float" office:value="7.4617413193226">
                <text:p>7.46174131932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9896">
                <text:p>159.000009896</text:p>
              </table:table-cell>
              <table:table-cell office:value-type="float" office:value="7.8149791149162">
                <text:p>7.814979114916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9896">
                <text:p>162.000009896</text:p>
              </table:table-cell>
              <table:table-cell office:value-type="float" office:value="7.6020969669741">
                <text:p>7.60209696697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9896">
                <text:p>165.000009896</text:p>
              </table:table-cell>
              <table:table-cell office:value-type="float" office:value="7.593092318974">
                <text:p>7.59309231897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9896">
                <text:p>168.000009896</text:p>
              </table:table-cell>
              <table:table-cell office:value-type="float" office:value="7.3919097562404">
                <text:p>7.391909756240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9896">
                <text:p>171.000009896</text:p>
              </table:table-cell>
              <table:table-cell office:value-type="float" office:value="7.3048691438914">
                <text:p>7.3048691438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9896">
                <text:p>174.000009896</text:p>
              </table:table-cell>
              <table:table-cell office:value-type="float" office:value="7.7623685640702">
                <text:p>7.762368564070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9896">
                <text:p>177.000009896</text:p>
              </table:table-cell>
              <table:table-cell office:value-type="float" office:value="7.3370502858075">
                <text:p>7.33705028580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9896">
                <text:p>180.000009896</text:p>
              </table:table-cell>
              <table:table-cell office:value-type="float" office:value="7.5937326155337">
                <text:p>7.59373261553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9896">
                <text:p>183.000009896</text:p>
              </table:table-cell>
              <table:table-cell office:value-type="float" office:value="7.2327647917847">
                <text:p>7.23276479178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9896">
                <text:p>186.000009896</text:p>
              </table:table-cell>
              <table:table-cell office:value-type="float" office:value="7.7106112631679">
                <text:p>7.71061126316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9896">
                <text:p>189.000009896</text:p>
              </table:table-cell>
              <table:table-cell office:value-type="float" office:value="7.628484788707">
                <text:p>7.62848478870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9896">
                <text:p>192.000009896</text:p>
              </table:table-cell>
              <table:table-cell office:value-type="float" office:value="7.7584765473446">
                <text:p>7.75847654734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9896">
                <text:p>195.000009896</text:p>
              </table:table-cell>
              <table:table-cell office:value-type="float" office:value="7.2358874688634">
                <text:p>7.23588746886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9896">
                <text:p>198.000009896</text:p>
              </table:table-cell>
              <table:table-cell office:value-type="float" office:value="7.0162019555927">
                <text:p>7.0162019555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9896">
                <text:p>201.000009896</text:p>
              </table:table-cell>
              <table:table-cell office:value-type="float" office:value="7.4649130687454">
                <text:p>7.46491306874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9896">
                <text:p>204.000009896</text:p>
              </table:table-cell>
              <table:table-cell office:value-type="float" office:value="7.7637634497089">
                <text:p>7.763763449708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9896">
                <text:p>207.000009896</text:p>
              </table:table-cell>
              <table:table-cell office:value-type="float" office:value="7.4346207242893">
                <text:p>7.43462072428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9896">
                <text:p>210.000009896</text:p>
              </table:table-cell>
              <table:table-cell office:value-type="float" office:value="7.9382742155652">
                <text:p>7.93827421556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9896">
                <text:p>213.000009896</text:p>
              </table:table-cell>
              <table:table-cell office:value-type="float" office:value="7.8073927667705">
                <text:p>7.80739276677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9896">
                <text:p>216.000009896</text:p>
              </table:table-cell>
              <table:table-cell office:value-type="float" office:value="8.4402701087947">
                <text:p>8.440270108794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9896">
                <text:p>219.000009896</text:p>
              </table:table-cell>
              <table:table-cell office:value-type="float" office:value="7.8471399038827">
                <text:p>7.84713990388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9896">
                <text:p>222.000009896</text:p>
              </table:table-cell>
              <table:table-cell office:value-type="float" office:value="7.2673264080218">
                <text:p>7.2673264080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9896">
                <text:p>225.000009896</text:p>
              </table:table-cell>
              <table:table-cell office:value-type="float" office:value="7.6571039547931">
                <text:p>7.65710395479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9896">
                <text:p>228.000009896</text:p>
              </table:table-cell>
              <table:table-cell office:value-type="float" office:value="7.4076374918218">
                <text:p>7.407637491821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9896">
                <text:p>231.000009896</text:p>
              </table:table-cell>
              <table:table-cell office:value-type="float" office:value="7.4419812265867">
                <text:p>7.44198122658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9896">
                <text:p>234.000009896</text:p>
              </table:table-cell>
              <table:table-cell office:value-type="float" office:value="7.3919001138979">
                <text:p>7.39190011389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9896">
                <text:p>237.000009896</text:p>
              </table:table-cell>
              <table:table-cell office:value-type="float" office:value="7.7934343495406">
                <text:p>7.793434349540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9896">
                <text:p>240.000009896</text:p>
              </table:table-cell>
              <table:table-cell office:value-type="float" office:value="7.629328830742">
                <text:p>7.6293288307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9896">
                <text:p>243.000009896</text:p>
              </table:table-cell>
              <table:table-cell office:value-type="float" office:value="7.4871575581146">
                <text:p>7.4871575581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28016">
                <text:p>246.000028016</text:p>
              </table:table-cell>
              <table:table-cell office:value-type="float" office:value="6.9583057607212">
                <text:p>6.95830576072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9896">
                <text:p>249.000009896</text:p>
              </table:table-cell>
              <table:table-cell office:value-type="float" office:value="7.1953160901681">
                <text:p>7.19531609016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9896">
                <text:p>252.000009896</text:p>
              </table:table-cell>
              <table:table-cell office:value-type="float" office:value="7.8226867450877">
                <text:p>7.82268674508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9896">
                <text:p>255.000009896</text:p>
              </table:table-cell>
              <table:table-cell office:value-type="float" office:value="7.6475006494381">
                <text:p>7.64750064943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9896">
                <text:p>258.000009896</text:p>
              </table:table-cell>
              <table:table-cell office:value-type="float" office:value="6.5734612571567">
                <text:p>6.57346125715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9896">
                <text:p>261.000009896</text:p>
              </table:table-cell>
              <table:table-cell office:value-type="float" office:value="7.9325547025946">
                <text:p>7.93255470259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9896">
                <text:p>264.000009896</text:p>
              </table:table-cell>
              <table:table-cell office:value-type="float" office:value="7.8895575186869">
                <text:p>7.88955751868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9896">
                <text:p>267.000009896</text:p>
              </table:table-cell>
              <table:table-cell office:value-type="float" office:value="7.0362764257275">
                <text:p>7.03627642572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9896">
                <text:p>270.000009896</text:p>
              </table:table-cell>
              <table:table-cell office:value-type="float" office:value="7.7259548383016">
                <text:p>7.72595483830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9896">
                <text:p>273.000009896</text:p>
              </table:table-cell>
              <table:table-cell office:value-type="float" office:value="7.8614301166397">
                <text:p>7.86143011663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9896">
                <text:p>276.000009896</text:p>
              </table:table-cell>
              <table:table-cell office:value-type="float" office:value="6.6107248063886">
                <text:p>6.61072480638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9896">
                <text:p>279.000009896</text:p>
              </table:table-cell>
              <table:table-cell office:value-type="float" office:value="7.8411433323464">
                <text:p>7.84114333234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9896">
                <text:p>282.000009896</text:p>
              </table:table-cell>
              <table:table-cell office:value-type="float" office:value="7.5351128046825">
                <text:p>7.53511280468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9896">
                <text:p>285.000009896</text:p>
              </table:table-cell>
              <table:table-cell office:value-type="float" office:value="7.2159370679128">
                <text:p>7.21593706791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9896">
                <text:p>288.000009896</text:p>
              </table:table-cell>
              <table:table-cell office:value-type="float" office:value="7.0572235063619">
                <text:p>7.0572235063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9896">
                <text:p>291.000009896</text:p>
              </table:table-cell>
              <table:table-cell office:value-type="float" office:value="7.5624693191365">
                <text:p>7.5624693191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9896">
                <text:p>294.000009896</text:p>
              </table:table-cell>
              <table:table-cell office:value-type="float" office:value="7.7920054185927">
                <text:p>7.7920054185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9896">
                <text:p>297.000009896</text:p>
              </table:table-cell>
              <table:table-cell office:value-type="float" office:value="8.1135119204512">
                <text:p>8.11351192045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9896">
                <text:p>300.000009896</text:p>
              </table:table-cell>
              <table:table-cell office:value-type="float" office:value="7.6472026623357">
                <text:p>7.6472026623357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